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cstArt" svg:font-family="KacstArt" style:font-pitch="variable"/>
    <style:font-face style:name="STIXNonUnicode" svg:font-family="STIXNonUnicode" style:font-pitch="variable"/>
    <style:font-face style:name="Tibetan Machine Uni" svg:font-family="'Tibetan Machine Uni'" style:font-pitch="variable"/>
    <style:font-face style:name="Ubuntu" svg:font-family="Ubuntu"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KR Light" svg:font-family="'Noto Sans CJK KR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opacity="0%" draw:fill-color="#ffffff" draw:textarea-horizontal-align="justify" draw:textarea-vertical-align="middle" draw:auto-grow-height="false" fo:min-height="6.05cm" fo:min-width="26.8cm" draw:shadow="visible" draw:shadow-offset-x="0cm" draw:shadow-offset-y="0.28cm" draw:shadow-color="#808080" draw:shadow-opacity="6%"/>
    </style:style>
    <style:style style:name="gr2" style:family="graphic" style:parent-style-name="standard">
      <style:graphic-properties draw:fill-color="#666666" draw:textarea-horizontal-align="justify" draw:textarea-vertical-align="middle" draw:auto-grow-height="false" fo:min-height="20.75cm" fo:min-width="0.7cm"/>
    </style:style>
    <style:style style:name="gr3" style:family="graphic" style:parent-style-name="standard">
      <style:graphic-properties draw:stroke="none" svg:stroke-color="#000000" draw:fill="none" draw:fill-color="#ffffff" fo:min-height="0.85cm" draw:shadow="hidden"/>
    </style:style>
    <style:style style:name="gr4" style:family="graphic" style:parent-style-name="standard">
      <style:graphic-properties svg:stroke-opacity="0%" draw:fill-color="#eeeeee" draw:textarea-horizontal-align="justify" draw:textarea-vertical-align="middle" draw:auto-grow-height="false" fo:min-height="0.95cm" fo:min-width="6.2cm"/>
    </style:style>
    <style:style style:name="gr5" style:family="graphic" style:parent-style-name="standard">
      <style:graphic-properties svg:stroke-color="#cccccc" draw:fill-color="#ffffff" draw:textarea-horizontal-align="justify" draw:textarea-vertical-align="middle" draw:auto-grow-height="false" fo:min-height="0.55cm" fo:min-width="4.8cm"/>
    </style:style>
    <style:style style:name="gr6" style:family="graphic" style:parent-style-name="standard">
      <style:graphic-properties svg:stroke-width="0.106cm" svg:stroke-color="#666666" draw:marker-start-width="0.358cm" draw:marker-end-width="0.358cm" svg:stroke-opacity="100%" draw:fill-color="#ffffff" draw:textarea-horizontal-align="justify" draw:textarea-vertical-align="middle" draw:auto-grow-height="false" fo:min-height="0.104cm" fo:min-width="0cm" fo:padding-top="0.177cm" fo:padding-bottom="0.177cm" fo:padding-left="0.302cm" fo:padding-right="0.302cm"/>
    </style:style>
    <style:style style:name="gr7" style:family="graphic" style:parent-style-name="objectwithoutfill">
      <style:graphic-properties svg:stroke-width="0.106cm" svg:stroke-color="#808080" draw:marker-start-width="0.358cm" draw:marker-end-width="0.358cm" draw:fill="none" draw:textarea-vertical-align="middle" fo:padding-top="0.177cm" fo:padding-bottom="0.177cm" fo:padding-left="0.302cm" fo:padding-right="0.302cm"/>
    </style:style>
    <style:style style:name="gr8" style:family="graphic" style:parent-style-name="standard">
      <style:graphic-properties svg:stroke-opacity="0%" draw:textarea-horizontal-align="justify" draw:textarea-vertical-align="middle" draw:auto-grow-height="false" fo:min-height="0.045cm" fo:min-width="0cm"/>
    </style:style>
    <style:style style:name="gr9" style:family="graphic" style:parent-style-name="standard">
      <style:graphic-properties svg:stroke-opacity="0%" draw:textarea-horizontal-align="justify" draw:textarea-vertical-align="middle" draw:auto-grow-height="false" fo:min-height="0cm" fo:min-width="0cm"/>
    </style:style>
    <style:style style:name="gr10" style:family="graphic" style:parent-style-name="standard">
      <style:graphic-properties svg:stroke-opacity="3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35cm"/>
    </style:style>
    <style:style style:name="gr12" style:family="graphic" style:parent-style-name="standard">
      <style:graphic-properties draw:textarea-vertical-align="middle"/>
    </style:style>
    <style:style style:name="gr13"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fo:min-height="0.349cm"/>
    </style:style>
    <style:style style:name="gr15" style:family="graphic" style:parent-style-name="standard">
      <style:graphic-properties draw:stroke="none" svg:stroke-color="#000000" draw:fill="none" draw:fill-color="#ffffff" draw:textarea-vertical-align="middle" fo:min-height="4.35cm"/>
    </style:style>
    <style:style style:name="gr16" style:family="graphic" style:parent-style-name="standard">
      <style:graphic-properties svg:stroke-opacity="0%" draw:fill-color="#b2b2b2" draw:textarea-horizontal-align="justify" draw:textarea-vertical-align="middle" draw:auto-grow-height="false" fo:min-height="5.95cm" fo:min-width="15.6cm"/>
    </style:style>
    <style:style style:name="gr17" style:family="graphic" style:parent-style-name="standard">
      <style:graphic-properties draw:fill-color="#000000" draw:textarea-horizontal-align="justify" draw:textarea-vertical-align="middle" draw:auto-grow-height="false" fo:min-height="0.75cm" fo:min-width="26.8cm"/>
    </style:style>
    <style:style style:name="gr18" style:family="graphic" style:parent-style-name="standard">
      <style:graphic-properties svg:stroke-color="#666666" draw:fill-color="#999999" draw:textarea-horizontal-align="justify" draw:textarea-vertical-align="middle" draw:auto-grow-height="false" fo:min-height="0cm" fo:min-width="0cm"/>
    </style:style>
    <style:style style:name="gr19" style:family="graphic" style:parent-style-name="standard">
      <style:graphic-properties svg:stroke-opacity="0%" draw:fill-color="#cccccc" draw:textarea-vertical-align="middle"/>
    </style:style>
    <style:style style:name="gr20" style:family="graphic" style:parent-style-name="standard">
      <style:graphic-properties svg:stroke-opacity="0%" draw:fill-color="#666666" draw:textarea-horizontal-align="justify" draw:textarea-vertical-align="middle" draw:auto-grow-height="false" fo:min-height="0cm" fo:min-width="0cm"/>
    </style:style>
    <style:style style:name="gr21" style:family="graphic" style:parent-style-name="standard">
      <style:graphic-properties svg:stroke-opacity="0%" draw:fill-color="#ffffff" draw:textarea-horizontal-align="justify" draw:textarea-vertical-align="middle" draw:auto-grow-height="false" fo:min-height="20.75cm" fo:min-width="10.4cm"/>
    </style:style>
    <style:style style:name="gr22" style:family="graphic" style:parent-style-name="standard">
      <style:graphic-properties svg:stroke-opacity="0%" draw:fill-color="#ffffff" draw:textarea-horizontal-align="justify" draw:textarea-vertical-align="middle" draw:auto-grow-height="false" fo:min-height="6.05cm" fo:min-width="10.3cm" draw:shadow="visible" draw:shadow-offset-x="0cm" draw:shadow-offset-y="0.28cm" draw:shadow-color="#808080" draw:shadow-opacity="6%"/>
    </style:style>
    <style:style style:name="gr23" style:family="graphic" style:parent-style-name="standard">
      <style:graphic-properties svg:stroke-opacity="0%" draw:fill-color="#eeeeee" draw:textarea-horizontal-align="justify" draw:textarea-vertical-align="middle" draw:auto-grow-height="false" fo:min-height="0.95cm" fo:min-width="7.9cm"/>
    </style:style>
    <style:style style:name="gr24" style:family="graphic" style:parent-style-name="standard">
      <style:graphic-properties svg:stroke-color="#cccccc" draw:fill-color="#ffffff" draw:textarea-horizontal-align="justify" draw:textarea-vertical-align="middle" draw:auto-grow-height="false" fo:min-height="0.55cm" fo:min-width="6.5cm"/>
    </style:style>
    <style:style style:name="gr25" style:family="graphic" style:parent-style-name="standard">
      <style:graphic-properties svg:stroke-width="0.106cm" svg:stroke-color="#666666" draw:marker-start-width="0.358cm" draw:marker-end-width="0.358cm" svg:stroke-opacity="100%" draw:fill-color="#ffffff" draw:textarea-horizontal-align="justify" draw:textarea-vertical-align="middle" draw:auto-grow-height="false" fo:min-height="0cm" fo:min-width="0cm" fo:padding-top="0.177cm" fo:padding-bottom="0.177cm" fo:padding-left="0.302cm" fo:padding-right="0.302cm"/>
    </style:style>
    <style:style style:name="gr26" style:family="graphic" style:parent-style-name="standard">
      <style:graphic-properties svg:stroke-opacity="0%" draw:fill-color="#999999" draw:textarea-horizontal-align="justify" draw:textarea-vertical-align="middle" draw:auto-grow-height="false" fo:min-height="0.654cm" fo:min-width="0.481cm"/>
    </style:style>
    <style:style style:name="gr27" style:family="graphic" style:parent-style-name="standard">
      <style:graphic-properties svg:stroke-opacity="0%" draw:fill-color="#ffffff" draw:textarea-horizontal-align="justify" draw:textarea-vertical-align="middle" draw:auto-grow-height="false" fo:min-height="0cm" fo:min-width="0.263cm"/>
    </style:style>
    <style:style style:name="gr28" style:family="graphic" style:parent-style-name="standard">
      <style:graphic-properties draw:stroke="none" svg:stroke-color="#000000" draw:fill="none" draw:fill-color="#ffffff" draw:textarea-vertical-align="middle" fo:min-height="6.189cm"/>
    </style:style>
    <style:style style:name="gr29" style:family="graphic" style:parent-style-name="standard">
      <style:graphic-properties svg:stroke-opacity="0%" draw:fill-color="#b2b2b2" draw:textarea-horizontal-align="justify" draw:textarea-vertical-align="middle" draw:auto-grow-height="false" fo:min-height="5.95cm" fo:min-width="9.9cm"/>
    </style:style>
    <style:style style:name="gr30" style:family="graphic" style:parent-style-name="standard">
      <style:graphic-properties draw:fill-color="#000000" draw:textarea-horizontal-align="justify" draw:textarea-vertical-align="middle" draw:auto-grow-height="false" fo:min-height="0.75cm" fo:min-width="10.4cm"/>
    </style:style>
    <style:style style:name="gr31" style:family="graphic" style:parent-style-name="standard">
      <style:graphic-properties svg:stroke-opacity="0%" draw:fill-color="#000000" draw:textarea-horizontal-align="justify" draw:textarea-vertical-align="middle" draw:auto-grow-height="false" fo:min-height="0.75cm" fo:min-width="26.8cm"/>
    </style:style>
    <style:style style:name="gr32" style:family="graphic" style:parent-style-name="standard">
      <style:graphic-properties svg:stroke-opacity="0%" draw:fill-color="#000000" draw:textarea-horizontal-align="justify" draw:textarea-vertical-align="middle" draw:auto-grow-height="false" fo:min-height="13.15cm" fo:min-width="26.8cm"/>
    </style:style>
    <style:style style:name="gr33" style:family="graphic" style:parent-style-name="standard">
      <style:graphic-properties svg:stroke-opacity="0%" draw:fill-color="#ffffff" draw:textarea-horizontal-align="justify" draw:textarea-vertical-align="middle" draw:auto-grow-height="false" fo:min-height="12.15cm" fo:min-width="24.7cm"/>
    </style:style>
    <style:style style:name="gr34" style:family="graphic" style:parent-style-name="standard">
      <style:graphic-properties draw:stroke="none" svg:stroke-color="#000000" draw:fill="none" draw:fill-color="#ffffff" fo:min-height="0.85cm"/>
    </style:style>
    <style:style style:name="gr35" style:family="graphic" style:parent-style-name="standard">
      <style:graphic-properties svg:stroke-opacity="0%" draw:fill-color="#dddddd" draw:textarea-horizontal-align="justify" draw:textarea-vertical-align="middle" draw:auto-grow-height="false" fo:min-height="7.65cm" fo:min-width="2.5cm"/>
    </style:style>
    <style:style style:name="gr36" style:family="graphic" style:parent-style-name="standard">
      <style:graphic-properties svg:stroke-opacity="0%" draw:fill-color="#dddddd" draw:textarea-horizontal-align="justify" draw:textarea-vertical-align="middle" draw:auto-grow-height="false" fo:min-height="10.05cm" fo:min-width="2.5cm"/>
    </style:style>
    <style:style style:name="gr37" style:family="graphic" style:parent-style-name="objectwithoutfill">
      <style:graphic-properties svg:stroke-width="0.081cm" svg:stroke-color="#808080"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textarea-horizontal-align="justify" draw:textarea-vertical-align="middle" draw:auto-grow-height="false" fo:min-height="0.85cm" fo:min-width="0.9cm"/>
    </style:style>
    <style:style style:name="gr39" style:family="graphic" style:parent-style-name="standard">
      <style:graphic-properties draw:stroke="none" svg:stroke-color="#000000" draw:fill="none" draw:fill-color="#ffffff" fo:min-height="1.15cm"/>
    </style:style>
    <style:style style:name="gr40" style:family="graphic" style:parent-style-name="standard">
      <style:graphic-properties draw:stroke="none" svg:stroke-color="#000000" draw:fill="none" draw:fill-color="#ffffff" draw:textarea-vertical-align="middle" fo:min-height="0.35cm"/>
    </style:style>
    <style:style style:name="gr41" style:family="graphic" style:parent-style-name="standard">
      <style:graphic-properties svg:stroke-color="#999999" draw:fill-color="#ffffff" draw:textarea-horizontal-align="justify" draw:textarea-vertical-align="middle" draw:auto-grow-height="false" fo:min-height="0.202cm" fo:min-width="0cm"/>
    </style:style>
    <style:style style:name="gr42" style:family="graphic" style:parent-style-name="standard">
      <style:graphic-properties svg:stroke-color="#808080" draw:fill-color="#ffffff" draw:textarea-horizontal-align="justify" draw:textarea-vertical-align="middle" draw:auto-grow-height="false" fo:min-height="0.202cm" fo:min-width="0cm"/>
    </style:style>
    <style:style style:name="gr43" style:family="graphic" style:parent-style-name="objectwithoutfill">
      <style:graphic-properties svg:stroke-width="0.028cm" svg:stroke-color="#dddddd" draw:marker-start-width="0.242cm" draw:marker-end-width="0.242cm" draw:fill="none" draw:textarea-vertical-align="middle" fo:padding-top="0.139cm" fo:padding-bottom="0.139cm" fo:padding-left="0.264cm" fo:padding-right="0.264cm"/>
    </style:style>
    <style:style style:name="gr44" style:family="graphic" style:parent-style-name="standard">
      <style:graphic-properties draw:stroke="none" svg:stroke-color="#000000" draw:fill="none" draw:fill-color="#ffffff" draw:textarea-vertical-align="middle" fo:min-height="1.25cm"/>
    </style:style>
    <style:style style:name="gr45" style:family="graphic" style:parent-style-name="standard">
      <style:graphic-properties draw:stroke="none" svg:stroke-color="#000000" draw:fill="none" draw:fill-color="#ffffff" fo:min-height="0.675cm"/>
    </style:style>
    <style:style style:name="gr46" style:family="graphic" style:parent-style-name="standard">
      <style:graphic-properties draw:stroke="none" svg:stroke-color="#000000" draw:fill="none" draw:fill-color="#ffffff" fo:min-height="0.643cm"/>
    </style:style>
    <style:style style:name="gr47" style:family="graphic" style:parent-style-name="standard">
      <style:graphic-properties draw:stroke="none" svg:stroke-color="#000000" draw:fill="none" draw:fill-color="#ffffff" draw:textarea-vertical-align="middle" fo:min-height="0.75cm"/>
    </style:style>
    <style:style style:name="gr48" style:family="graphic" style:parent-style-name="standard">
      <style:graphic-properties draw:stroke="none" svg:stroke-color="#000000" draw:fill="none" draw:fill-color="#ffffff" draw:textarea-vertical-align="middle" fo:min-height="0.3cm"/>
    </style:style>
    <style:style style:name="gr49" style:family="graphic" style:parent-style-name="standard">
      <style:graphic-properties draw:stroke="none" svg:stroke-color="#000000" draw:fill="none" draw:fill-color="#ffffff" draw:textarea-vertical-align="middle" fo:min-height="0.45cm"/>
    </style:style>
    <style:style style:name="gr50" style:family="graphic" style:parent-style-name="objectwithoutfill">
      <style:graphic-properties svg:stroke-width="0.081cm" svg:stroke-color="#666666" draw:marker-start-width="0.321cm" draw:marker-end-width="0.321cm" draw:fill="none" draw:textarea-vertical-align="middle" fo:padding-top="0.165cm" fo:padding-bottom="0.165cm" fo:padding-left="0.29cm" fo:padding-right="0.29cm"/>
    </style:style>
    <style:style style:name="gr51" style:family="graphic" style:parent-style-name="objectwithoutfill">
      <style:graphic-properties svg:stroke-width="0.028cm" svg:stroke-color="#cccccc" draw:marker-start-width="0.242cm" draw:marker-end-width="0.242cm" draw:fill="none" draw:textarea-vertical-align="middle" fo:padding-top="0.139cm" fo:padding-bottom="0.139cm" fo:padding-left="0.264cm" fo:padding-right="0.264cm"/>
    </style:style>
    <style:style style:name="P1" style:family="paragraph">
      <style:paragraph-properties fo:text-align="center"/>
      <style:text-properties fo:color="#999999" style:font-name="KacstArt" fo:font-size="28pt"/>
    </style:style>
    <style:style style:name="P2" style:family="paragraph">
      <loext:graphic-properties draw:fill-color="#ffffff"/>
      <style:paragraph-properties fo:text-align="center"/>
      <style:text-properties fo:color="#999999" style:font-name="KacstArt" fo:font-size="28pt"/>
    </style:style>
    <style:style style:name="P3" style:family="paragraph">
      <loext:graphic-properties draw:fill-color="#666666"/>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color="#eeeeee"/>
      <style:paragraph-properties fo:text-align="center"/>
    </style:style>
    <style:style style:name="P7" style:family="paragraph">
      <loext:graphic-properties draw:fill-color="#ffffff"/>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text-properties fo:font-size="12pt" style:font-size-asian="12pt" style:font-size-complex="12pt"/>
    </style:style>
    <style:style style:name="P10" style:family="paragraph">
      <loext:graphic-properties draw:fill="none" draw:fill-color="#ffffff"/>
      <style:paragraph-properties fo:text-align="center"/>
      <style:text-properties fo:font-size="12pt" style:font-size-asian="12pt" style:font-size-complex="12pt"/>
    </style:style>
    <style:style style:name="P11" style:family="paragraph">
      <loext:graphic-properties draw:fill-color="#b2b2b2"/>
      <style:paragraph-properties fo:text-align="center"/>
      <style:text-properties fo:color="#ffffff"/>
    </style:style>
    <style:style style:name="P12" style:family="paragraph">
      <style:paragraph-properties fo:text-align="center"/>
      <style:text-properties fo:color="#ffffff" fo:font-size="12pt" style:font-size-asian="12pt" style:font-size-complex="12pt"/>
    </style:style>
    <style:style style:name="P13" style:family="paragraph">
      <loext:graphic-properties draw:fill-color="#000000"/>
      <style:paragraph-properties fo:text-align="center"/>
      <style:text-properties fo:color="#ffffff" fo:font-size="12pt" style:font-size-asian="12pt" style:font-size-complex="12pt"/>
    </style:style>
    <style:style style:name="P14" style:family="paragraph">
      <loext:graphic-properties draw:fill-color="#999999"/>
      <style:paragraph-properties fo:text-align="center"/>
    </style:style>
    <style:style style:name="P15" style:family="paragraph">
      <loext:graphic-properties draw:fill-color="#cccccc"/>
      <style:paragraph-properties fo:text-align="center"/>
    </style:style>
    <style:style style:name="P16" style:family="paragraph">
      <loext:graphic-properties draw:fill-color="#000000"/>
      <style:paragraph-properties fo:text-align="center"/>
    </style:style>
    <style:style style:name="P17" style:family="paragraph">
      <style:paragraph-properties fo:text-align="center"/>
      <style:text-properties fo:color="#808080"/>
    </style:style>
    <style:style style:name="P18" style:family="paragraph">
      <loext:graphic-properties draw:fill="none" draw:fill-color="#ffffff"/>
      <style:paragraph-properties fo:text-align="center"/>
      <style:text-properties fo:color="#808080"/>
    </style:style>
    <style:style style:name="P19" style:family="paragraph">
      <loext:graphic-properties draw:fill-color="#dddddd"/>
      <style:paragraph-properties fo:text-align="center"/>
    </style:style>
    <style:style style:name="P20" style:family="paragraph">
      <style:text-properties fo:font-size="12pt" style:font-size-asian="12pt" style:font-size-complex="12pt"/>
    </style:style>
    <style:style style:name="P21" style:family="paragraph">
      <loext:graphic-properties draw:fill="none" draw:fill-color="#ffffff"/>
      <style:text-properties fo:font-size="12pt" style:font-size-asian="12pt" style:font-size-complex="12pt"/>
    </style:style>
    <style:style style:name="P22" style:family="paragraph">
      <loext:graphic-properties draw:fill-color="#ffffff"/>
      <style:paragraph-properties fo:text-align="center"/>
      <style:text-properties fo:font-size="12pt" style:font-size-asian="12pt" style:font-size-complex="12pt"/>
    </style:style>
    <style:style style:name="P23" style:family="paragraph">
      <style:paragraph-properties fo:text-align="center"/>
      <style:text-properties fo:font-size="12pt" fo:font-weight="bold" style:font-size-asian="12pt" style:font-weight-asian="bold" style:font-size-complex="12pt" style:font-weight-complex="bold"/>
    </style:style>
    <style:style style:name="P24"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25" style:family="paragraph">
      <style:paragraph-properties fo:text-align="center"/>
      <style:text-properties fo:font-size="11pt" fo:font-weight="normal" style:font-size-asian="12pt" style:font-weight-asian="bold" style:font-size-complex="12pt" style:font-weight-complex="bold"/>
    </style:style>
    <style:style style:name="P26" style:family="paragraph">
      <loext:graphic-properties draw:fill="none" draw:fill-color="#ffffff"/>
      <style:paragraph-properties fo:text-align="center"/>
      <style:text-properties fo:font-size="11pt" fo:font-weight="normal" style:font-size-asian="12pt" style:font-weight-asian="bold" style:font-size-complex="12pt" style:font-weight-complex="bold"/>
    </style:style>
    <style:style style:name="P27" style:family="paragraph">
      <style:paragraph-properties fo:text-align="center"/>
      <style:text-properties fo:color="#999999" fo:font-size="10pt" style:font-size-asian="12pt" style:font-size-complex="12pt"/>
    </style:style>
    <style:style style:name="P28" style:family="paragraph">
      <loext:graphic-properties draw:fill="none" draw:fill-color="#ffffff"/>
      <style:paragraph-properties fo:text-align="center"/>
      <style:text-properties fo:color="#999999" fo:font-size="10pt" style:font-size-asian="12pt" style:font-size-complex="12pt"/>
    </style:style>
    <style:style style:name="P29" style:family="paragraph">
      <style:paragraph-properties fo:text-align="center"/>
      <style:text-properties fo:color="#999999" fo:font-size="10pt" style:font-size-asian="10pt" style:font-size-complex="10pt"/>
    </style:style>
    <style:style style:name="P30" style:family="paragraph">
      <loext:graphic-properties draw:fill="none" draw:fill-color="#ffffff"/>
      <style:paragraph-properties fo:text-align="center"/>
      <style:text-properties fo:color="#999999" fo:font-size="10pt" style:font-size-asian="10pt" style:font-size-complex="10pt"/>
    </style:style>
    <style:style style:name="P31" style:family="paragraph">
      <style:text-properties fo:font-size="14pt" style:font-size-asian="14pt" style:font-size-complex="14pt"/>
    </style:style>
    <style:style style:name="P32" style:family="paragraph">
      <loext:graphic-properties draw:fill="none" draw:fill-color="#ffffff"/>
      <style:text-properties fo:font-size="14pt" style:font-size-asian="14pt" style:font-size-complex="14pt"/>
    </style:style>
    <style:style style:name="P33" style:family="paragraph">
      <style:text-properties fo:color="#b2b2b2" fo:font-size="10pt" style:font-size-asian="10pt" style:font-size-complex="10pt"/>
    </style:style>
    <style:style style:name="P34" style:family="paragraph">
      <loext:graphic-properties draw:fill="none" draw:fill-color="#ffffff"/>
      <style:text-properties fo:color="#b2b2b2" fo:font-size="10pt" style:font-size-asian="10pt" style:font-size-complex="10pt"/>
    </style:style>
    <style:style style:name="P35" style:family="paragraph">
      <style:paragraph-properties fo:text-align="center"/>
      <style:text-properties fo:color="#808080" fo:font-size="10pt" fo:font-weight="bold" style:font-size-asian="12pt" style:font-weight-asian="bold" style:font-size-complex="12pt" style:font-weight-complex="bold"/>
    </style:style>
    <style:style style:name="P36" style:family="paragraph">
      <loext:graphic-properties draw:fill="none" draw:fill-color="#ffffff"/>
      <style:paragraph-properties fo:text-align="center"/>
      <style:text-properties fo:color="#808080" fo:font-size="10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ffff"/>
    </style:style>
    <style:style style:name="T4" style:family="text">
      <style:text-properties fo:color="#ffffff" fo:font-size="12pt" style:font-size-asian="12pt" style:font-size-complex="12pt"/>
    </style:style>
    <style:style style:name="T5" style:family="text">
      <style:text-properties fo:color="#808080"/>
    </style:style>
    <style:style style:name="T6" style:family="text">
      <style:text-properties fo:color="#b2b2b2" fo:font-size="10pt" style:font-size-asian="10pt" style:font-size-complex="10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size-asian="12pt" style:font-weight-asian="bold" style:font-size-complex="12pt" style:font-weight-complex="bold"/>
    </style:style>
    <style:style style:name="T9" style:family="text">
      <style:text-properties fo:color="#999999" style:font-size-asian="12pt" style:font-size-complex="12pt"/>
    </style:style>
    <style:style style:name="T10" style:family="text">
      <style:text-properties fo:color="#999999" fo:font-size="10pt" style:font-size-asian="10pt" style:font-size-complex="10pt"/>
    </style:style>
    <style:style style:name="T11" style:family="text">
      <style:text-properties fo:font-size="14pt" style:font-size-asian="14pt" style:font-size-complex="14pt"/>
    </style:style>
    <style:style style:name="T12" style:family="text">
      <style:text-properties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7.3cm" svg:height="6.3cm" svg:x="1.1cm" svg:y="0cm">
          <text:p text:style-name="P1">Ma Boutique</text:p>
          <draw:enhanced-geometry svg:viewBox="0 0 21600 21600" draw:type="rectangle" draw:enhanced-path="M 0 0 L 21600 0 21600 21600 0 21600 0 0 Z N"/>
        </draw:custom-shape>
        <draw:custom-shape draw:style-name="gr2" draw:text-style-name="P3" draw:layer="layout" svg:width="1.2cm" svg:height="21cm" svg:x="0cm" svg:y="0cm">
          <text:p/>
          <draw:enhanced-geometry svg:viewBox="0 0 21600 21600" draw:type="rectangle" draw:enhanced-path="M 0 0 L 21600 0 21600 21600 0 21600 0 0 Z N"/>
        </draw:custom-shape>
        <draw:custom-shape draw:style-name="gr2" draw:text-style-name="P3" draw:layer="layout" svg:width="1.2cm" svg:height="21cm" svg:x="28.5cm" svg:y="0cm">
          <text:p/>
          <draw:enhanced-geometry svg:viewBox="0 0 21600 21600" draw:type="rectangle" draw:enhanced-path="M 0 0 L 21600 0 21600 21600 0 21600 0 0 Z N"/>
        </draw:custom-shape>
        <draw:frame draw:style-name="gr3" draw:text-style-name="P5" draw:layer="layout" svg:width="27.3cm" svg:height="1.1cm" svg:x="1.2cm" svg:y="5.1cm">
          <draw:text-box>
            <text:p text:style-name="P4">HOME <text:s text:c="7"/>CATALOGUE <text:s text:c="7"/>CONTACT </text:p>
          </draw:text-box>
        </draw:frame>
        <draw:custom-shape draw:style-name="gr4" draw:text-style-name="P6" draw:layer="layout" svg:width="6.7cm" svg:height="1.2cm" svg:x="21.5cm" svg:y="4.9cm">
          <text:p/>
          <draw:enhanced-geometry svg:viewBox="0 0 21600 21600" draw:type="rectangle" draw:enhanced-path="M 0 0 L 21600 0 21600 21600 0 21600 0 0 Z N"/>
        </draw:custom-shape>
        <draw:custom-shape draw:style-name="gr5" draw:text-style-name="P7" draw:layer="layout" svg:width="5.3cm" svg:height="0.8cm" svg:x="21.7cm" svg:y="5.1cm">
          <text:p/>
          <draw:enhanced-geometry svg:viewBox="0 0 21600 21600" draw:type="rectangle" draw:enhanced-path="M 0 0 L 21600 0 21600 21600 0 21600 0 0 Z N"/>
        </draw:custom-shape>
        <draw:custom-shape draw:style-name="gr6" draw:text-style-name="P7" draw:layer="layout" svg:width="0.5cm" svg:height="0.5cm" svg:x="27.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27.7cm" svg:y1="5.6cm" svg:x2="27.9cm" svg:y2="5.8cm">
          <text:p/>
        </draw:line>
        <draw:custom-shape draw:style-name="gr8" draw:text-style-name="P4" draw:layer="layout" svg:width="0.5cm" svg:height="0.417cm" svg:x="23.9cm" svg:y="0.783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5cm" svg:height="0.25cm" svg:x="23.9cm" svg:y="0.95cm">
          <text:p/>
          <draw:enhanced-geometry svg:viewBox="0 0 21600 21600" draw:type="rectangle" draw:enhanced-path="M 0 0 L 21600 0 21600 21600 0 21600 0 0 Z N"/>
        </draw:custom-shape>
        <draw:custom-shape draw:style-name="gr10" draw:text-style-name="P4" draw:layer="layout" svg:width="0.334cm" svg:height="0.334cm" svg:x="23.983cm" svg:y="0.533cm">
          <text:p text:style-name="P4"/>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0" draw:layer="layout" svg:width="2.7cm" svg:height="0.725cm" svg:x="21.1cm" svg:y="0.6cm">
          <draw:text-box>
            <text:p text:style-name="P9"><text:span text:style-name="T1">s’identifier</text:span></text:p>
          </draw:text-box>
        </draw:frame>
        <draw:polygon draw:style-name="gr12" draw:text-style-name="P4" draw:layer="layout" svg:width="0.653cm" svg:height="0.326cm" svg:x="27.2cm" svg:y="0.873cm" svg:viewBox="0 0 654 327" draw:points="654,0 0,0 163,327 490,327">
          <text:p/>
        </draw:polygon>
        <draw:circle draw:style-name="gr13" draw:text-style-name="P4" draw:layer="layout" svg:width="0.31cm" svg:height="0.31cm" svg:x="27.373cm" svg:y="0.7cm" draw:kind="arc" draw:start-angle="353.33" draw:end-angle="183.09">
          <text:p/>
        </draw:circle>
        <draw:frame draw:style-name="gr14" draw:text-style-name="P10" draw:layer="layout" svg:width="2.2cm" svg:height="0.725cm" svg:x="25cm" svg:y="0.601cm">
          <draw:text-box>
            <text:p text:style-name="P9"><text:span text:style-name="T1">Panier</text:span></text:p>
          </draw:text-box>
        </draw:frame>
        <draw:frame draw:style-name="gr15" draw:text-style-name="P10" draw:layer="layout" svg:width="24cm" svg:height="4.6cm" svg:x="2.9cm" svg:y="6.6cm">
          <draw:text-box>
            <text:p text:style-name="P9"><text:span text:style-name="T2">Romae gererentur, nihil praeter seditiones</text:span></text:p>
            <text:p text:style-name="P9"><text:span text:style-name="T2"/></text:p>
            <text:p text:style-name="P9"><text:span text:style-name="T1">Et quoniam mirari posse quosdam peregrinos existimo haec lecturos forsitan, si contigerit, quamobrem cum oratio ad ea monstranda deflexerit quae Romae gererentur, nihil praeter seditiones narratur et tabernas et vilitates harum similis alias, summatim causas perstringam nusquam a veritate sponte propria digressurus.</text:span></text:p>
          </draw:text-box>
        </draw:frame>
        <draw:custom-shape draw:style-name="gr16" draw:text-style-name="P11" draw:layer="layout" svg:width="16.1cm" svg:height="6.2cm" svg:x="6.9cm" svg:y="11.2cm">
          <text:p text:style-name="P4"><text:span text:style-name="T3">SLIDER</text:span></text:p>
          <text:p text:style-name="P4"><text:span text:style-name="T3"/></text:p>
          <text:p text:style-name="P4"><text:span text:style-name="T3">Top Produits</text:span></text:p>
          <draw:enhanced-geometry svg:viewBox="0 0 21600 21600" draw:type="rectangle" draw:enhanced-path="M 0 0 L 21600 0 21600 21600 0 21600 0 0 Z N"/>
        </draw:custom-shape>
        <draw:custom-shape draw:style-name="gr17" draw:text-style-name="P13" draw:layer="layout" svg:width="27.3cm" svg:height="1cm" svg:x="1.2cm" svg:y="20cm">
          <text:p text:style-name="P12"><text:span text:style-name="T4">FOOTER </text:span></text:p>
          <draw:enhanced-geometry svg:viewBox="0 0 21600 21600" draw:type="rectangle" draw:enhanced-path="M 0 0 L 21600 0 21600 21600 0 21600 0 0 Z N"/>
        </draw:custom-shape>
        <draw:custom-shape draw:style-name="gr18" draw:text-style-name="P14" draw:layer="layout" svg:width="0.3cm" svg:height="0.3cm" svg:x="13.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3cm" svg:height="0.3cm" svg:x="14.101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3cm" svg:height="0.3cm" svg:x="14.701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3cm" svg:height="0.3cm" svg:x="15.302cm" svg:y="1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3cm" svg:height="0.3cm" svg:x="15.903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9" draw:text-style-name="P15" draw:layer="layout" svg:width="1.5cm" svg:height="1.5cm" draw:transform="rotate (-1.5707963267949) translate (7.65cm 13.3cm)" draw:kind="cut" draw:start-angle="180" draw:end-angle="0">
          <text:p text:style-name="P4"/>
        </draw:circle>
        <draw:custom-shape draw:style-name="gr20" draw:text-style-name="P3" draw:layer="layout" svg:width="0.6cm" svg:height="0.3cm" draw:transform="rotate (1.5707963267949) translate (6.4cm 14.4cm)">
          <text:p text:style-name="P4"/>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ircle draw:style-name="gr19" draw:text-style-name="P15" draw:layer="layout" svg:width="1.5cm" svg:height="1.5cm" draw:transform="rotate (1.5707963267949) translate (22.35cm 14.8cm)" draw:kind="cut" draw:start-angle="180" draw:end-angle="0">
          <text:p/>
        </draw:circle>
        <draw:custom-shape draw:style-name="gr20" draw:text-style-name="P3" draw:layer="layout" svg:width="0.6cm" svg:height="0.3cm" draw:transform="rotate (-1.5707963267949) translate (23.6cm 13.7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7" draw:layer="layout" svg:width="10.9cm" svg:height="21cm" svg:x="-11.4cm" svg:y="0cm">
          <text:p/>
          <draw:enhanced-geometry svg:viewBox="0 0 21600 21600" draw:mirror-horizontal="false" draw:mirror-vertical="false" draw:type="rectangle" draw:enhanced-path="M 0 0 L 21600 0 21600 21600 0 21600 0 0 Z N"/>
        </draw:custom-shape>
        <draw:custom-shape draw:style-name="gr22" draw:text-style-name="P2" draw:layer="layout" svg:width="10.8cm" svg:height="6.3cm" svg:x="-11.4cm" svg:y="0cm">
          <text:p text:style-name="P1">Ma Boutique</text:p>
          <draw:enhanced-geometry svg:viewBox="0 0 21600 21600" draw:type="rectangle" draw:enhanced-path="M 0 0 L 21600 0 21600 21600 0 21600 0 0 Z N"/>
        </draw:custom-shape>
        <draw:custom-shape draw:style-name="gr8" draw:text-style-name="P4" draw:layer="layout" svg:width="0.5cm" svg:height="0.417cm" svg:x="-2.999cm" svg:y="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0.5cm" svg:height="0.25cm" svg:x="-2.999cm" svg:y="0.951cm">
          <text:p/>
          <draw:enhanced-geometry svg:viewBox="0 0 21600 21600" draw:type="rectangle" draw:enhanced-path="M 0 0 L 21600 0 21600 21600 0 21600 0 0 Z N"/>
        </draw:custom-shape>
        <draw:custom-shape draw:style-name="gr10" draw:text-style-name="P4" draw:layer="layout" svg:width="0.334cm" svg:height="0.334cm" svg:x="-2.916cm" svg:y="0.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4" draw:layer="layout" svg:width="0.653cm" svg:height="0.326cm" svg:x="-1.799cm" svg:y="0.874cm" svg:viewBox="0 0 654 327" draw:points="654,0 0,0 163,327 490,327">
          <text:p/>
        </draw:polygon>
        <draw:circle draw:style-name="gr13" draw:text-style-name="P4" draw:layer="layout" svg:width="0.31cm" svg:height="0.31cm" svg:x="-1.626cm" svg:y="0.701cm" draw:kind="arc" draw:start-angle="353.33" draw:end-angle="183.09">
          <text:p/>
        </draw:circle>
        <draw:custom-shape draw:style-name="gr23" draw:text-style-name="P6" draw:layer="layout" svg:width="8.4cm" svg:height="1.2cm" svg:x="-9.2cm" svg:y="4.9cm">
          <text:p/>
          <draw:enhanced-geometry svg:viewBox="0 0 21600 21600" draw:type="rectangle" draw:enhanced-path="M 0 0 L 21600 0 21600 21600 0 21600 0 0 Z N"/>
        </draw:custom-shape>
        <draw:custom-shape draw:style-name="gr24" draw:text-style-name="P7" draw:layer="layout" svg:width="7cm" svg:height="0.8cm" svg:x="-9cm" svg:y="5.1cm">
          <text:p/>
          <draw:enhanced-geometry svg:viewBox="0 0 21600 21600" draw:type="rectangle" draw:enhanced-path="M 0 0 L 21600 0 21600 21600 0 21600 0 0 Z N"/>
        </draw:custom-shape>
        <draw:custom-shape draw:style-name="gr25" draw:text-style-name="P7" draw:layer="layout" svg:width="0.5cm" svg:height="0.5cm" svg:x="-1.7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layout" svg:x1="-1.3cm" svg:y1="5.6cm" svg:x2="-1.1cm" svg:y2="5.8cm">
          <text:p/>
        </draw:line>
        <draw:custom-shape draw:style-name="gr26" draw:text-style-name="P14" draw:layer="layout" svg:width="1.077cm" svg:height="1cm" svg:x="-10.777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0.769cm" svg:height="0.076cm" svg:x="-10.623cm" svg:y="5.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0.769cm" svg:height="0.076cm" svg:x="-10.622cm" svg:y="5.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0.769cm" svg:height="0.077cm" svg:x="-10.622cm" svg:y="5.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0" draw:layer="Couche4" svg:width="10.6cm" svg:height="6.439cm" svg:x="-11.2cm" svg:y="6.761cm">
          <draw:text-box>
            <text:p text:style-name="P9"><text:span text:style-name="T2">Romae gererentur, nihil praeter seditiones</text:span></text:p>
            <text:p text:style-name="P9"><text:span text:style-name="T2"/></text:p>
            <text:p text:style-name="P9"><text:span text:style-name="T1">Et quoniam mirari posse quosdam peregrinos existimo haec lecturos forsitan, si contigerit, quamobrem cum oratio ad ea monstranda deflexerit quae Romae gererentur, nihil praeter seditiones narratur et tabernas et vilitates harum similis alias, summatim causas perstringam nusquam a veritate sponte propria digressurus.</text:span></text:p>
          </draw:text-box>
        </draw:frame>
        <draw:custom-shape draw:style-name="gr29" draw:text-style-name="P11" draw:layer="Couche4" svg:width="10.4cm" svg:height="6.2cm" svg:x="-11.1cm" svg:y="13.3cm">
          <text:p text:style-name="P4"><text:span text:style-name="T3">SLIDER</text:span></text:p>
          <text:p text:style-name="P4"><text:span text:style-name="T3"/></text:p>
          <text:p text:style-name="P4"><text:span text:style-name="T3">Top Produits</text:span></text:p>
          <draw:enhanced-geometry svg:viewBox="0 0 21600 21600" draw:type="rectangle" draw:enhanced-path="M 0 0 L 21600 0 21600 21600 0 21600 0 0 Z N"/>
        </draw:custom-shape>
        <draw:custom-shape draw:style-name="gr30" draw:text-style-name="P13" draw:layer="Couche4" svg:width="10.9cm" svg:height="1cm" svg:x="-11.4cm" svg:y="20cm">
          <text:p text:style-name="P12"><text:span text:style-name="T4">FOOTER </text:span></text:p>
          <draw:enhanced-geometry svg:viewBox="0 0 21600 21600" draw:type="rectangle" draw:enhanced-path="M 0 0 L 21600 0 21600 21600 0 21600 0 0 Z N"/>
        </draw:custom-shape>
      </draw:page>
      <draw:page draw:name="page2" draw:style-name="dp1" draw:master-page-name="Standard">
        <draw:custom-shape draw:style-name="gr1" draw:text-style-name="P2" draw:layer="Couche4" svg:width="27.3cm" svg:height="6.3cm" svg:x="1.1cm" svg:y="0cm">
          <text:p text:style-name="P1">Ma Boutique</text:p>
          <draw:enhanced-geometry svg:viewBox="0 0 21600 21600" draw:type="rectangle" draw:enhanced-path="M 0 0 L 21600 0 21600 21600 0 21600 0 0 Z N"/>
        </draw:custom-shape>
        <draw:custom-shape draw:style-name="gr2" draw:text-style-name="P3" draw:layer="Couche4" svg:width="1.2cm" svg:height="21cm" svg:x="0cm" svg:y="0cm">
          <text:p/>
          <draw:enhanced-geometry svg:viewBox="0 0 21600 21600" draw:type="rectangle" draw:enhanced-path="M 0 0 L 21600 0 21600 21600 0 21600 0 0 Z N"/>
        </draw:custom-shape>
        <draw:custom-shape draw:style-name="gr2" draw:text-style-name="P3" draw:layer="Couche4" svg:width="1.2cm" svg:height="21cm" svg:x="28.5cm" svg:y="0cm">
          <text:p/>
          <draw:enhanced-geometry svg:viewBox="0 0 21600 21600" draw:type="rectangle" draw:enhanced-path="M 0 0 L 21600 0 21600 21600 0 21600 0 0 Z N"/>
        </draw:custom-shape>
        <draw:frame draw:style-name="gr3" draw:text-style-name="P5" draw:layer="Couche4" svg:width="27.3cm" svg:height="1.1cm" svg:x="1.2cm" svg:y="5.1cm">
          <draw:text-box>
            <text:p text:style-name="P4">HOME <text:s text:c="3"/><text:s text:c="4"/>CATALOGUE <text:s text:c="6"/><text:s/>CONTACT </text:p>
          </draw:text-box>
        </draw:frame>
        <draw:custom-shape draw:style-name="gr4" draw:text-style-name="P6" draw:layer="Couche4" svg:width="6.7cm" svg:height="1.2cm" svg:x="21.5cm" svg:y="4.9cm">
          <text:p/>
          <draw:enhanced-geometry svg:viewBox="0 0 21600 21600" draw:type="rectangle" draw:enhanced-path="M 0 0 L 21600 0 21600 21600 0 21600 0 0 Z N"/>
        </draw:custom-shape>
        <draw:custom-shape draw:style-name="gr5" draw:text-style-name="P7" draw:layer="Couche4" svg:width="5.3cm" svg:height="0.8cm" svg:x="21.7cm" svg:y="5.1cm">
          <text:p/>
          <draw:enhanced-geometry svg:viewBox="0 0 21600 21600" draw:type="rectangle" draw:enhanced-path="M 0 0 L 21600 0 21600 21600 0 21600 0 0 Z N"/>
        </draw:custom-shape>
        <draw:custom-shape draw:style-name="gr25" draw:text-style-name="P7" draw:layer="Couche4" svg:width="0.5cm" svg:height="0.5cm" svg:x="27.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Couche4" svg:x1="27.7cm" svg:y1="5.6cm" svg:x2="27.9cm" svg:y2="5.8cm">
          <text:p/>
        </draw:line>
        <draw:custom-shape draw:style-name="gr8" draw:text-style-name="P4" draw:layer="Couche4" svg:width="0.5cm" svg:height="0.417cm" svg:x="23.9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Couche4" svg:width="0.5cm" svg:height="0.25cm" svg:x="23.9cm" svg:y="0.95cm">
          <text:p/>
          <draw:enhanced-geometry svg:viewBox="0 0 21600 21600" draw:type="rectangle" draw:enhanced-path="M 0 0 L 21600 0 21600 21600 0 21600 0 0 Z N"/>
        </draw:custom-shape>
        <draw:custom-shape draw:style-name="gr10" draw:text-style-name="P4" draw:layer="Couche4" svg:width="0.334cm" svg:height="0.334cm" svg:x="23.983cm" svg:y="0.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0" draw:layer="Couche4" svg:width="2.7cm" svg:height="0.725cm" svg:x="21.1cm" svg:y="0.6cm">
          <draw:text-box>
            <text:p text:style-name="P9"><text:span text:style-name="T1">s’identifier</text:span></text:p>
          </draw:text-box>
        </draw:frame>
        <draw:polygon draw:style-name="gr12" draw:text-style-name="P4" draw:layer="Couche4" svg:width="0.653cm" svg:height="0.326cm" svg:x="27.2cm" svg:y="0.873cm" svg:viewBox="0 0 654 327" draw:points="654,0 0,0 163,327 490,327">
          <text:p/>
        </draw:polygon>
        <draw:circle draw:style-name="gr13" draw:text-style-name="P4" draw:layer="Couche4" svg:width="0.31cm" svg:height="0.31cm" svg:x="27.373cm" svg:y="0.7cm" draw:kind="arc" draw:start-angle="353.33" draw:end-angle="183.09">
          <text:p/>
        </draw:circle>
        <draw:frame draw:style-name="gr14" draw:text-style-name="P10" draw:layer="Couche4" svg:width="2.2cm" svg:height="0.725cm" svg:x="25cm" svg:y="0.601cm">
          <draw:text-box>
            <text:p text:style-name="P9"><text:span text:style-name="T1">Panier</text:span></text:p>
          </draw:text-box>
        </draw:frame>
        <draw:custom-shape draw:style-name="gr31" draw:text-style-name="P13" draw:layer="Couche4" svg:width="27.3cm" svg:height="1cm" svg:x="1.2cm" svg:y="20cm">
          <text:p text:style-name="P12"><text:span text:style-name="T4">FOOTER </text:span></text:p>
          <draw:enhanced-geometry svg:viewBox="0 0 21600 21600" draw:type="rectangle" draw:enhanced-path="M 0 0 L 21600 0 21600 21600 0 21600 0 0 Z N"/>
        </draw:custom-shape>
        <draw:custom-shape draw:style-name="gr21" draw:text-style-name="P7" draw:layer="Couche4" svg:width="10.9cm" svg:height="21cm" svg:x="-11.4cm" svg:y="0cm">
          <text:p/>
          <draw:enhanced-geometry svg:viewBox="0 0 21600 21600" draw:mirror-horizontal="false" draw:mirror-vertical="false" draw:type="rectangle" draw:enhanced-path="M 0 0 L 21600 0 21600 21600 0 21600 0 0 Z N"/>
        </draw:custom-shape>
        <draw:custom-shape draw:style-name="gr22" draw:text-style-name="P2" draw:layer="Couche4" svg:width="10.8cm" svg:height="6.3cm" svg:x="-11.4cm" svg:y="0cm">
          <text:p text:style-name="P1">Ma Boutique</text:p>
          <draw:enhanced-geometry svg:viewBox="0 0 21600 21600" draw:type="rectangle" draw:enhanced-path="M 0 0 L 21600 0 21600 21600 0 21600 0 0 Z N"/>
        </draw:custom-shape>
        <draw:custom-shape draw:style-name="gr8" draw:text-style-name="P4" draw:layer="Couche4" svg:width="0.5cm" svg:height="0.417cm" svg:x="-2.999cm" svg:y="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Couche4" svg:width="0.5cm" svg:height="0.25cm" svg:x="-2.999cm" svg:y="0.951cm">
          <text:p/>
          <draw:enhanced-geometry svg:viewBox="0 0 21600 21600" draw:type="rectangle" draw:enhanced-path="M 0 0 L 21600 0 21600 21600 0 21600 0 0 Z N"/>
        </draw:custom-shape>
        <draw:custom-shape draw:style-name="gr10" draw:text-style-name="P4" draw:layer="Couche4" svg:width="0.334cm" svg:height="0.334cm" svg:x="-2.916cm" svg:y="0.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4" draw:layer="Couche4" svg:width="0.653cm" svg:height="0.326cm" svg:x="-1.799cm" svg:y="0.874cm" svg:viewBox="0 0 654 327" draw:points="654,0 0,0 163,327 490,327">
          <text:p/>
        </draw:polygon>
        <draw:circle draw:style-name="gr13" draw:text-style-name="P4" draw:layer="Couche4" svg:width="0.31cm" svg:height="0.31cm" svg:x="-1.626cm" svg:y="0.701cm" draw:kind="arc" draw:start-angle="353.33" draw:end-angle="183.09">
          <text:p/>
        </draw:circle>
        <draw:custom-shape draw:style-name="gr23" draw:text-style-name="P6" draw:layer="Couche4" svg:width="8.4cm" svg:height="1.2cm" svg:x="-9.2cm" svg:y="4.9cm">
          <text:p/>
          <draw:enhanced-geometry svg:viewBox="0 0 21600 21600" draw:type="rectangle" draw:enhanced-path="M 0 0 L 21600 0 21600 21600 0 21600 0 0 Z N"/>
        </draw:custom-shape>
        <draw:custom-shape draw:style-name="gr24" draw:text-style-name="P7" draw:layer="Couche4" svg:width="7cm" svg:height="0.8cm" svg:x="-9cm" svg:y="5.1cm">
          <text:p/>
          <draw:enhanced-geometry svg:viewBox="0 0 21600 21600" draw:type="rectangle" draw:enhanced-path="M 0 0 L 21600 0 21600 21600 0 21600 0 0 Z N"/>
        </draw:custom-shape>
        <draw:custom-shape draw:style-name="gr25" draw:text-style-name="P7" draw:layer="Couche4" svg:width="0.5cm" svg:height="0.5cm" svg:x="-1.7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8" draw:layer="Couche4" svg:x1="-1.3cm" svg:y1="5.6cm" svg:x2="-1.1cm" svg:y2="5.8cm">
          <text:p/>
        </draw:line>
        <draw:custom-shape draw:style-name="gr26" draw:text-style-name="P14" draw:layer="Couche4" svg:width="1.077cm" svg:height="1cm" svg:x="-10.777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Couche4" svg:width="0.769cm" svg:height="0.076cm" svg:x="-10.623cm" svg:y="5.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Couche4" svg:width="0.769cm" svg:height="0.076cm" svg:x="-10.622cm" svg:y="5.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Couche4" svg:width="0.769cm" svg:height="0.077cm" svg:x="-10.622cm" svg:y="5.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3" draw:layer="Couche4" svg:width="10.9cm" svg:height="1cm" svg:x="-11.4cm" svg:y="20cm">
          <text:p text:style-name="P12"><text:span text:style-name="T4">FOOTER </text:span></text:p>
          <draw:enhanced-geometry svg:viewBox="0 0 21600 21600" draw:type="rectangle" draw:enhanced-path="M 0 0 L 21600 0 21600 21600 0 21600 0 0 Z N"/>
        </draw:custom-shape>
        <draw:custom-shape draw:style-name="gr32" draw:text-style-name="P16" draw:layer="Couche4" svg:width="27.3cm" svg:height="13.4cm" svg:x="1.2cm" svg:y="6.6cm">
          <text:p/>
          <draw:enhanced-geometry svg:viewBox="0 0 21600 21600" draw:type="rectangle" draw:enhanced-path="M 0 0 L 21600 0 21600 21600 0 21600 0 0 Z N"/>
        </draw:custom-shape>
        <draw:custom-shape draw:style-name="gr33" draw:text-style-name="P7" draw:layer="Couche4" svg:width="25.2cm" svg:height="12.4cm" svg:x="2.2cm" svg:y="7.6cm">
          <text:p/>
          <draw:enhanced-geometry svg:viewBox="0 0 21600 21600" draw:type="rectangle" draw:enhanced-path="M 0 0 L 21600 0 21600 21600 0 21600 0 0 Z N"/>
        </draw:custom-shape>
        <draw:frame draw:style-name="gr34" draw:text-style-name="P18" draw:layer="Couche4" svg:width="25.2cm" svg:height="1.1cm" svg:x="2.2cm" svg:y="7.9cm">
          <draw:text-box>
            <text:p text:style-name="P17"><text:span text:style-name="T5">VOTRE PANIER</text:span></text:p>
          </draw:text-box>
        </draw:frame>
        <draw:custom-shape draw:style-name="gr35" draw:text-style-name="P19" draw:layer="Couche4" svg:width="3cm" svg:height="7.9cm" svg:x="15.1cm" svg:y="9.7cm">
          <text:p/>
          <draw:enhanced-geometry svg:viewBox="0 0 21600 21600" draw:type="rectangle" draw:enhanced-path="M 0 0 L 21600 0 21600 21600 0 21600 0 0 Z N"/>
        </draw:custom-shape>
        <draw:custom-shape draw:style-name="gr36" draw:text-style-name="P19" draw:layer="Couche4" svg:width="3cm" svg:height="10.3cm" svg:x="23.9cm" svg:y="9.7cm">
          <text:p/>
          <draw:enhanced-geometry svg:viewBox="0 0 21600 21600" draw:type="rectangle" draw:enhanced-path="M 0 0 L 21600 0 21600 21600 0 21600 0 0 Z N"/>
        </draw:custom-shape>
        <draw:line draw:style-name="gr37" draw:text-style-name="P8" draw:layer="Couche4" svg:x1="26.9cm" svg:y1="9.7cm" svg:x2="2.7cm" svg:y2="9.7cm">
          <text:p/>
        </draw:line>
        <draw:custom-shape draw:style-name="gr38" draw:text-style-name="P4" draw:layer="Couche4" svg:width="1.4cm" svg:height="1.1cm" svg:x="2.9cm" svg:y="10.1cm">
          <text:p/>
          <draw:enhanced-geometry svg:viewBox="0 0 21600 21600" draw:type="rectangle" draw:enhanced-path="M 0 0 L 21600 0 21600 21600 0 21600 0 0 Z N"/>
        </draw:custom-shape>
        <draw:frame draw:style-name="gr39" draw:text-style-name="P21" draw:layer="Couche4" svg:width="11cm" svg:height="1.4cm" svg:x="5cm" svg:y="10.1cm">
          <draw:text-box>
            <text:p text:style-name="P20"><text:span text:style-name="T1">Descriptif – ref</text:span></text:p>
            <text:p text:style-name="P20"><text:span text:style-name="T6">Option </text:span></text:p>
          </draw:text-box>
        </draw:frame>
        <draw:frame draw:style-name="gr40" draw:text-style-name="P21" draw:layer="Couche4" svg:width="1.2cm" svg:height="0.725cm" svg:x="16cm" svg:y="10.3cm">
          <draw:text-box>
            <text:p text:style-name="P9"><text:span text:style-name="T1">0</text:span></text:p>
          </draw:text-box>
        </draw:frame>
        <draw:custom-shape draw:style-name="gr41" draw:text-style-name="P22" draw:layer="Couche4" svg:width="0.5cm" svg:height="0.5cm" svg:x="15.4cm" svg:y="10.5cm">
          <text:p text:style-name="P9"><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Couche4" svg:width="0.5cm" svg:height="0.5cm" svg:x="17.201cm" svg:y="10.501cm">
          <text:p text:style-name="P9"><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8" draw:layer="Couche4" svg:x1="26.9cm" svg:y1="11.6cm" svg:x2="2.7cm" svg:y2="11.6cm">
          <text:p/>
        </draw:line>
        <draw:frame draw:style-name="gr44" draw:text-style-name="P24" draw:layer="Couche4" svg:width="2.6cm" svg:height="1.5cm" svg:x="24.1cm" svg:y="9.9cm">
          <draw:text-box>
            <text:p text:style-name="P23"><text:span text:style-name="T7">00 ,00€</text:span></text:p>
          </draw:text-box>
        </draw:frame>
        <draw:frame draw:style-name="gr44" draw:text-style-name="P26" draw:layer="Couche4" svg:width="2.6cm" svg:height="1.5cm" svg:x="21.2cm" svg:y="9.9cm">
          <draw:text-box>
            <text:p text:style-name="P25"><text:span text:style-name="T8">00 ,00€</text:span></text:p>
          </draw:text-box>
        </draw:frame>
        <draw:frame draw:style-name="gr44" draw:text-style-name="P26" draw:layer="Couche4" svg:width="2.6cm" svg:height="1.5cm" svg:x="18.5cm" svg:y="9.9cm">
          <draw:text-box>
            <text:p text:style-name="P25"><text:span text:style-name="T8">00 ,00€</text:span></text:p>
          </draw:text-box>
        </draw:frame>
        <draw:frame draw:style-name="gr45" draw:text-style-name="P28" draw:layer="Couche4" svg:width="12.3cm" svg:height="0.925cm" svg:x="2.8cm" svg:y="9cm">
          <draw:text-box>
            <text:p text:style-name="P27"><text:span text:style-name="T9">Descriptif</text:span></text:p>
          </draw:text-box>
        </draw:frame>
        <draw:frame draw:style-name="gr45" draw:text-style-name="P28" draw:layer="Couche4" svg:width="3cm" svg:height="0.925cm" svg:x="15.1cm" svg:y="9.001cm">
          <draw:text-box>
            <text:p text:style-name="P27"><text:span text:style-name="T9">Quantité</text:span></text:p>
          </draw:text-box>
        </draw:frame>
        <draw:frame draw:style-name="gr45" draw:text-style-name="P28" draw:layer="Couche4" svg:width="3cm" svg:height="0.925cm" svg:x="18.1cm" svg:y="9.002cm">
          <draw:text-box>
            <text:p text:style-name="P27"><text:span text:style-name="T9">Prix Unitaire</text:span></text:p>
          </draw:text-box>
        </draw:frame>
        <draw:frame draw:style-name="gr45" draw:text-style-name="P28" draw:layer="Couche4" svg:width="3cm" svg:height="0.925cm" svg:x="20.9cm" svg:y="9.003cm">
          <draw:text-box>
            <text:p text:style-name="P27"><text:span text:style-name="T9">Prix H.T.</text:span></text:p>
          </draw:text-box>
        </draw:frame>
        <draw:frame draw:style-name="gr45" draw:text-style-name="P30" draw:layer="Couche4" svg:width="3cm" svg:height="0.925cm" svg:x="23.9cm" svg:y="9.004cm">
          <draw:text-box>
            <text:p text:style-name="P29"><text:span text:style-name="T10">Prix TTC </text:span></text:p>
          </draw:text-box>
        </draw:frame>
        <draw:custom-shape draw:style-name="gr38" draw:text-style-name="P4" draw:layer="Couche4" svg:width="1.4cm" svg:height="1.1cm" svg:x="2.9cm" svg:y="12.007cm">
          <text:p/>
          <draw:enhanced-geometry svg:viewBox="0 0 21600 21600" draw:type="rectangle" draw:enhanced-path="M 0 0 L 21600 0 21600 21600 0 21600 0 0 Z N"/>
        </draw:custom-shape>
        <draw:frame draw:style-name="gr46" draw:text-style-name="P21" draw:layer="Couche4" svg:width="11cm" svg:height="1.119cm" svg:x="5cm" svg:y="12.007cm">
          <draw:text-box>
            <text:p text:style-name="P20"><text:span text:style-name="T1">D</text:span><text:span text:style-name="T1">e</text:span><text:span text:style-name="T1">s</text:span><text:span text:style-name="T1">c</text:span><text:span text:style-name="T1">ri</text:span><text:span text:style-name="T1">p</text:span><text:span text:style-name="T1">tif </text:span><text:span text:style-name="T1">– </text:span><text:span text:style-name="T1">r</text:span><text:span text:style-name="T1">e</text:span><text:span text:style-name="T1">f</text:span></text:p>
            <text:p text:style-name="P20"><text:span text:style-name="T6">O</text:span><text:span text:style-name="T6">pt</text:span><text:span text:style-name="T6">io</text:span><text:span text:style-name="T6">n </text:span></text:p>
          </draw:text-box>
        </draw:frame>
        <draw:frame draw:style-name="gr40" draw:text-style-name="P21" draw:layer="Couche4" svg:width="1.2cm" svg:height="0.725cm" svg:x="16cm" svg:y="12.207cm">
          <draw:text-box>
            <text:p text:style-name="P9"><text:span text:style-name="T1">0</text:span></text:p>
          </draw:text-box>
        </draw:frame>
        <draw:custom-shape draw:style-name="gr41" draw:text-style-name="P22" draw:layer="Couche4" svg:width="0.5cm" svg:height="0.5cm" svg:x="15.4cm" svg:y="12.407cm">
          <text:p text:style-name="P9"><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Couche4" svg:width="0.5cm" svg:height="0.5cm" svg:x="17.201cm" svg:y="12.408cm">
          <text:p text:style-name="P9"><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8" draw:layer="Couche4" svg:x1="26.9cm" svg:y1="13.507cm" svg:x2="2.7cm" svg:y2="13.507cm">
          <text:p/>
        </draw:line>
        <draw:frame draw:style-name="gr44" draw:text-style-name="P24" draw:layer="Couche4" svg:width="2.6cm" svg:height="1.5cm" svg:x="24.1cm" svg:y="11.8cm">
          <draw:text-box>
            <text:p text:style-name="P23"><text:span text:style-name="T7">00 ,00€</text:span></text:p>
          </draw:text-box>
        </draw:frame>
        <draw:frame draw:style-name="gr44" draw:text-style-name="P26" draw:layer="Couche4" svg:width="2.6cm" svg:height="1.5cm" svg:x="21.2cm" svg:y="11.8cm">
          <draw:text-box>
            <text:p text:style-name="P25"><text:span text:style-name="T8">00 ,</text:span><text:span text:style-name="T8">00€</text:span></text:p>
          </draw:text-box>
        </draw:frame>
        <draw:frame draw:style-name="gr44" draw:text-style-name="P26" draw:layer="Couche4" svg:width="2.6cm" svg:height="1.5cm" svg:x="18.5cm" svg:y="11.8cm">
          <draw:text-box>
            <text:p text:style-name="P25"><text:span text:style-name="T8">00 ,</text:span><text:span text:style-name="T8">00€</text:span></text:p>
          </draw:text-box>
        </draw:frame>
        <draw:frame draw:style-name="gr47" draw:text-style-name="P32" draw:layer="Couche4" svg:width="8.7cm" svg:height="1cm" svg:x="15.2cm" svg:y="19cm">
          <draw:text-box>
            <text:p text:style-name="P31"><text:span text:style-name="T11">TOTAL TTC</text:span></text:p>
          </draw:text-box>
        </draw:frame>
        <draw:frame draw:style-name="gr48" draw:text-style-name="P34" draw:layer="Couche4" svg:width="8.7cm" svg:height="0.645cm" svg:x="15.2cm" svg:y="18.303cm">
          <draw:text-box>
            <text:p text:style-name="P33"><text:span text:style-name="T6">Montant </text:span><text:span text:style-name="T6">Taxes</text:span></text:p>
          </draw:text-box>
        </draw:frame>
        <draw:frame draw:style-name="gr49" draw:text-style-name="P34" draw:layer="Couche4" svg:width="8.7cm" svg:height="0.7cm" svg:x="15.2cm" svg:y="17.6cm">
          <draw:text-box>
            <text:p text:style-name="P33"><text:span text:style-name="T6">Total Hors </text:span><text:span text:style-name="T6">Taxes</text:span></text:p>
          </draw:text-box>
        </draw:frame>
        <draw:line draw:style-name="gr50" draw:text-style-name="P8" draw:layer="Couche4" svg:x1="15.1cm" svg:y1="17.6cm" svg:x2="26.9cm" svg:y2="17.6cm">
          <text:p/>
        </draw:line>
        <draw:line draw:style-name="gr51" draw:text-style-name="P8" draw:layer="Couche4" svg:x1="15.1cm" svg:y1="18.3cm" svg:x2="26.9cm" svg:y2="18.3cm">
          <text:p/>
        </draw:line>
        <draw:line draw:style-name="gr51" draw:text-style-name="P8" draw:layer="Couche4" svg:x1="15.1cm" svg:y1="19cm" svg:x2="26.9cm" svg:y2="19cm">
          <text:p/>
        </draw:line>
        <draw:frame draw:style-name="gr49" draw:text-style-name="P36" draw:layer="Couche4" svg:width="2.6cm" svg:height="0.7cm" svg:x="24.1cm" svg:y="17.6cm">
          <draw:text-box>
            <text:p text:style-name="P35"><text:span text:style-name="T12">00 ,00€</text:span></text:p>
          </draw:text-box>
        </draw:frame>
        <draw:frame draw:style-name="gr49" draw:text-style-name="P36" draw:layer="Couche4" svg:width="2.6cm" svg:height="0.7cm" svg:x="24.1cm" svg:y="18.3cm">
          <draw:text-box>
            <text:p text:style-name="P35"><text:span text:style-name="T12">00 ,00€</text:span></text:p>
          </draw:text-box>
        </draw:frame>
        <draw:frame draw:style-name="gr47" draw:text-style-name="P24" draw:layer="Couche4" svg:width="2.6cm" svg:height="1cm" svg:x="24.1cm" svg:y="19cm">
          <draw:text-box>
            <text:p text:style-name="P23"><text:span text:style-name="T7">00 ,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acstArt" svg:font-family="KacstArt" style:font-pitch="variable"/>
    <style:font-face style:name="STIXNonUnicode" svg:font-family="STIXNonUnicode" style:font-pitch="variable"/>
    <style:font-face style:name="Tibetan Machine Uni" svg:font-family="'Tibetan Machine Uni'" style:font-pitch="variable"/>
    <style:font-face style:name="Ubuntu" svg:font-family="Ubuntu"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KR Light" svg:font-family="'Noto Sans CJK KR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uche4"/>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7T15:39:57.061287464</meta:creation-date>
    <dc:date>2017-03-07T17:10:35.988975431</dc:date>
    <meta:editing-duration>PT7M15S</meta:editing-duration>
    <meta:editing-cycles>1</meta:editing-cycles>
    <meta:document-statistic meta:object-count="115"/>
    <meta:generator>LibreOffice/5.1.6.2$Linux_X86_64 LibreOffice_project/10m0$Build-2</meta:generator>
  </office:meta>
</office:document-meta>
</file>